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70.9pt"/>
    </style:style>
    <style:style style:name="co3" style:family="table-column">
      <style:table-column-properties fo:break-before="auto" style:column-width="187.06pt"/>
    </style:style>
    <style:style style:name="co4" style:family="table-column">
      <style:table-column-properties fo:break-before="auto" style:column-width="257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35.6pt" fo:break-before="auto" style:use-optimal-row-height="true"/>
    </style:style>
    <style:style style:name="ro4" style:family="table-row">
      <style:table-row-properties style:row-height="125.6pt" fo:break-before="auto" style:use-optimal-row-height="true"/>
    </style:style>
    <style:style style:name="ro5" style:family="table-row">
      <style:table-row-properties style:row-height="58.11pt" fo:break-before="auto" style:use-optimal-row-height="true"/>
    </style:style>
    <style:style style:name="ro6" style:family="table-row">
      <style:table-row-properties style:row-height="23.56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A20-OLinuXino-Lime2_Rev_L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8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-EU_R0402_TI_0R</text:p>
          </table:table-cell>
          <table:table-cell office:value-type="string" calcext:value-type="string">
            <text:p>R11, R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, R1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9, R20, R21, R24, R25, R26, R119, R120, R1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5, R7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8, R1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3, R114, R115, R116, R117, R118, R124, R1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9, R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, R2, R4, R5, R6, R45, R46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56, R57, R60, R61, R70, R75, R77, R79, R80, R81,</text:p>
            <text:p> R82, R88, R128, R1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1, R9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8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9, R7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5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1, R42, R44, R52, R54, R58, R62, R64, R68, R71,</text:p>
            <text:p> R78, R121, R1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3, R6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/5%/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4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7, R30, R55, R7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, R67, R8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3, R69, R7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33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4.7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4, RM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0, C11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6, C117, C201, C211, C248, C24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39, C140, C141, C142, C167, C173, C187, C20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21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53, C154, C156, C157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09, C119, C135, C136, C137, C149, C152, C193,</text:p>
            <text:p> C236, C237, C239, C240, C242, C243, C244, C247,</text:p>
            <text:p> C250, C252, C253</text:p>
          </table:table-cell>
          <table:table-cell table:number-columns-repeated="1020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, C3, C4, C5, C6, C7, C8, C9, C10, C11, C12,</text:p>
            <text:p> C13, C14, C16, C17, C18, C19, C20, C21, C22, C23,</text:p>
            <text:p> C24, C25, C26, C27, C28, C29, C30, C31, C32, C33,</text:p>
            <text:p> C34, C35, C36, C37, C38, C39, C40, C41, C42, C43,</text:p>
            <text:p> C44, C45, C46, C47, C48, C49, C50, C51, C52, C53,</text:p>
            <text:p> C54, C55, C56, C57, C58, C59, C60, C61, C62, C63,</text:p>
            <text:p> C64, C65, C66, C67, C68, C69, C70, C74, C75, C76,</text:p>
            <text:p> C92, C93, C94, C95, C96, C97, C98, C99, C100,</text:p>
            <text:p> C106, C107, C121, C126, C129, C130, C131, C132,</text:p>
            <text:p> C133, C144, C148, C164, C178, C184, C189, C194,</text:p>
            <text:p>C19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nF/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7, C19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08, C125, C159, C176, C179, C1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8, C163, C171, C183, C185, C186, C188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7, C128, C134, C146, C150, C155, C160, C161,</text:p>
            <text:p> C162, C166, C170, C172, C174</text:p>
          </table:table-cell>
          <table:table-cell table:number-columns-repeated="1020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, C118, C120, C122, C123, C124, C138, C143,</text:p>
            <text:p> C145, C147, C151, C165, C168, C175, C177, C181,</text:p>
            <text:p> C190, C191, C192, C195, C198, C202, C203, C204,</text:p>
            <text:p> C205, C206, C207, C208, C210, C212, C213, C220,</text:p>
            <text:p> C222, C241, C246, C256, C257, C25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2, C77, C79, C224, C232, C238, C2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0V/105C</text:p>
          </table:table-cell>
          <table:table-cell office:value-type="string" calcext:value-type="string">
            <text:p>CPOL-EUE2.5-6.3</text:p>
          </table:table-cell>
          <table:table-cell office:value-type="string" calcext:value-type="string">
            <text:p>C20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1, L12, L13, L14, L15, L1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2, L5, L6, L7, L8, L9, L10, L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/SOD80C</text:p>
          </table:table-cell>
          <table:table-cell office:value-type="string" calcext:value-type="string">
            <text:p>DSMD</text:p>
          </table:table-cell>
          <table:table-cell office:value-type="string" calcext:value-type="string">
            <text:p>D7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  <text:p>(S4SOD-123)</text:p>
          </table:table-cell>
          <table:table-cell office:value-type="string" calcext:value-type="string">
            <text:p>D1, 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3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office:value-type="string" calcext:value-type="string">
            <text:p>MC-306CM7V-T1A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30ppm/4P/3.2x2.5</text:p>
          </table:table-cell>
          <table:table-cell office:value-type="string" calcext:value-type="string">
            <text:p>SMALL_SMD_CRYSTAL_1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</text:p>
          </table:table-cell>
          <table:table-cell office:value-type="string" calcext:value-type="string">
            <text:p>LM1117</text:p>
          </table:table-cell>
          <table:table-cell office:value-type="string" calcext:value-type="string">
            <text:p>VR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Z9031RNXCC-TR</text:p>
          </table:table-cell>
          <table:table-cell office:value-type="string" calcext:value-type="string">
            <text:p>KSZ9031RNX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21T475I-TT</text:p>
          </table:table-cell>
          <table:table-cell office:value-type="string" calcext:value-type="string">
            <text:p>RESETMCP130T-300-I/TT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K4B4G1646D-BYK0</text:p>
          </table:table-cell>
          <table:table-cell office:value-type="string" calcext:value-type="string">
            <text:p>H5TQ2G63BFR_</text:p>
            <text:p>MEM4G16D3EABG-125HYNIX</text:p>
          </table:table-cell>
          <table:table-cell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10, U11, 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5, U1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5V_SATA_PWR, 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CON3HN1X3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office:value-type="string" calcext:value-type="string">
            <text:p>MICRO_SD/MMC_CP_</text:p>
            <text:p>NEWTFC-WPAPR-08</text:p>
          </table:table-cell>
          <table:table-cell office:value-type="string" calcext:value-type="string">
            <text:p>SD/MMC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A-V16X-2X10-LF</text:p>
          </table:table-cell>
          <table:table-cell office:value-type="string" calcext:value-type="string">
            <text:p>ML20GPH127SMT-02X10</text:p>
            <text:p>(PA-V16X-2X10-LF)</text:p>
          </table:table-cell>
          <table:table-cell office:value-type="string" calcext:value-type="string">
            <text:p>GPIO-4</text:p>
          </table:table-cell>
          <table:table-cell table:number-columns-repeated="1020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A-V16X-2X20-LF</text:p>
          </table:table-cell>
          <table:table-cell office:value-type="string" calcext:value-type="string">
            <text:p>ML40-GPH127SMT-02X20</text:p>
            <text:p>(PA-V16X-2X20-LF)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-JAKPWR_JACK_UNI_MILLING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_SH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office:value-type="string" calcext:value-type="string">
            <text:p>MINI_USB9-USB-OTG</text:p>
            <text:p>(MSB-SW-5AB-LF)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_A_VERTICAL</text:p>
          </table:table-cell>
          <table:table-cell office:value-type="string" calcext:value-type="string">
            <text:p>USB_SHIELDUSB_A_VERTICAL</text:p>
          </table:table-cell>
          <table:table-cell office:value-type="string" calcext:value-type="string">
            <text:p>USB_HOST1, USB_HOS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PWR, RECOVERY, 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SJ_1_SMALLER_CLOSE_10MILS</text:p>
          </table:table-cell>
          <table:table-cell office:value-type="string" calcext:value-type="string">
            <text:p>NAND_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, WP_ENABL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3:Closed/PB8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C3/PB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, R15, R28, R49, R50, R112, R1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5822/SS34/SMA)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9, R40, R93, R94, R95, R9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.2uF/6.3V/10%/X5R/C0603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4, C86, C8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/0402)</text:p>
          </table:table-cell>
          <table:table-cell office:value-type="string" calcext:value-type="string">
            <text:p>L-USL0402_TI</text:p>
          </table:table-cell>
          <table:table-cell office:value-type="string" calcext:value-type="string">
            <text:p>L3, L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, R16, R17, R22, R23, R29, R34, R36, R3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9, C169, C221, C2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1, C2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3, C7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71, C83, C85, C87, C112, C113, C1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ACKUP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NA(KLMAG1JETD-B041003</text:p>
            <text:p>(FBGA153))</text:p>
          </table:table-cell>
          <table:table-cell office:value-type="string" calcext:value-type="string">
            <text:p>KLMAG2GEND-B031(FBGA153)</text:p>
          </table:table-cell>
          <table:table-cell office:value-type="string" calcext:value-type="string">
            <text:p>U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29F64G08CBABAWP:BTR)</text:p>
          </table:table-cell>
          <table:table-cell office:value-type="string" calcext:value-type="string">
            <text:p>H27UBG8T2A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7, U8, 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JVSIQ)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2</text:p>
          </table:table-cell>
          <table:table-cell table:number-columns-repeated="1020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8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0-02-03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3">00/00/0000</text:date>, <text:time style:data-style-name="N2" text:time-value="10:31:43.082407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2-03T10:31:51.954755635</dc:date>
    <meta:editing-duration>PT9H19M7S</meta:editing-duration>
    <meta:editing-cycles>47</meta:editing-cycles>
    <meta:document-statistic meta:table-count="1" meta:cell-count="452" meta:object-count="0"/>
  </office:meta>
</office:document-meta>
</file>